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6.481cm" fo:min-width="12.073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5.211cm" fo:min-width="10.295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4.315cm" fo:min-width="5.85cm"/>
    </style:style>
    <style:style style:name="gr4" style:family="graphic" style:parent-style-name="objectwithoutfill">
      <style:graphic-properties draw:marker-end="Triangle_20_unfilled" draw:marker-end-width="0.3cm" draw:fill="none" draw:textarea-vertical-align="middle"/>
    </style:style>
    <style:style style:name="gr5" style:family="graphic" style:parent-style-name="Dashed_20_Proper">
      <style:graphic-properties svg:stroke-width="0cm" draw:marker-start-width="0.153cm" draw:marker-end-width="0.254cm" fo:padding-top="0.112cm" fo:padding-bottom="0.112cm" fo:padding-left="0.237cm" fo:padding-right="0.237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2.29cm" fo:min-width="4.778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2.29cm" fo:min-width="3.183cm"/>
    </style:style>
    <style:style style:name="gr8" style:family="graphic" style:parent-style-name="objectwithoutfill">
      <style:graphic-properties draw:stroke="dash" draw:stroke-dash="Fine_20_Dashed" draw:marker-end="Short_20_line_20_Arrow" draw:marker-end-width="0.3cm" draw:fill="none" draw:textarea-vertical-align="midd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2.488cm" fo:min-width="4.929cm"/>
    </style:style>
    <style:style style:name="gr10" style:family="graphic" style:parent-style-name="objectwithoutfill">
      <style:graphic-properties draw:marker-start="Square_20_45" draw:marker-end-width="0.3cm" draw:fill="none" draw:textarea-vertical-align="middl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798cm" fo:min-width="5.596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2.798cm" fo:min-width="5.342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center"/>
      <style:text-properties fo:font-size="10.5pt"/>
    </style:style>
    <style:style style:name="P4" style:family="paragraph">
      <loext:graphic-properties draw:fill="none"/>
      <style:paragraph-properties fo:text-align="center"/>
      <style:text-properties fo:font-size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.5pt" fo:font-weight="normal" style:font-weight-asian="normal" style:font-weight-complex="normal"/>
    </style:style>
    <style:style style:name="T2" style:family="text">
      <style:text-properties fo:font-size="10.5pt" fo:font-weight="bold" style:font-weight-asian="bold" style:font-weight-complex="bold"/>
    </style:style>
    <style:style style:name="T3" style:family="text">
      <style:text-properties fo:font-size="10.5pt"/>
    </style:style>
    <style:style style:name="T4" style:family="text">
      <style:text-properties fo:font-size="10.5pt" style:text-underline-style="solid" style:text-underline-width="auto" style:text-underline-color="font-color"/>
    </style:style>
    <style:style style:name="T5" style:family="text">
      <style:text-properties fo:font-size="10pt" fo:font-weight="bold" style:font-weight-asian="bold" style:font-weight-complex="bold"/>
    </style:style>
    <style:style style:name="T6" style:family="text">
      <style:text-properties fo:font-size="10pt"/>
    </style:style>
    <style:style style:name="T7" style:family="text">
      <style:text-properties fo:font-size="10pt" style:text-underline-style="solid" style:text-underline-width="auto" style:text-underline-color="font-color"/>
    </style:style>
    <style:style style:name="T8" style:family="text">
      <style:text-properties fo:font-size="10pt" fo:font-weight="normal" style:font-weight-asian="normal" style:font-weight-complex="normal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3" draw:id="id3" draw:layer="layout" svg:width="12.573cm" svg:height="6.731cm" svg:x="1.635cm" svg:y="2.016cm">
          <text:p text:style-name="P1"><text:span text:style-name="T1">&lt;&lt;singleton&gt;&gt;</text:span></text:p>
          <text:p text:style-name="P1"><text:span text:style-name="T2">Lobby</text:span></text:p>
          <text:p text:style-name="P2"><text:span text:style-name="T3"/></text:p>
          <text:p text:style-name="P2"><text:span text:style-name="T3">+ </text:span><text:span text:style-name="T4">getLobby()</text:span></text:p>
          <text:p text:style-name="P2"><text:span text:style-name="T3">+ newPlayer(playerName): Player</text:span></text:p>
          <text:p text:style-name="P2"><text:span text:style-name="T3">+ getRooms() : Room[ ]</text:span></text:p>
          <text:p text:style-name="P2"><text:span text:style-name="T3">+ createRoom(name) : Room</text:span></text:p>
          <text:p text:style-name="P2"><text:span text:style-name="T3">+ join(Player, Room) : Player[ ]</text:span></text:p>
          <text:p text:style-name="P2"><text:span text:style-name="T3">+ leave(Room)</text:span></text:p>
          <text:p text:style-name="P2"><text:span text:style-name="T3">+ getFreePlayers() : Player[ ]</text:span></text:p>
          <text:p text:style-name="P2"><text:span text:style-name="T3">+ getPlayers(Room) : Player[ ]</text:span></text:p>
          <text:p text:style-name="P2"><text:span text:style-name="T3">+ sendMessage(Player sender, String msg, Player receiver) : boolean</text:span></text:p>
          <text:p text:style-name="P2"><text:span text:style-name="T3">+ getMessages(Player receiver) : PlayerMessage[ ]</text:span></text:p>
          <text:p text:style-name="P2"><text:span text:style-name="T3">+ getLiveGamesAll() : Game[ ]</text:span></text:p>
          <text:p text:style-name="P2"><text:span text:style-name="T3">+ getLiveGames(room) : Game[ ]</text:span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10.795cm" svg:height="5.461cm" svg:x="8.874cm" svg:y="17.51cm">
          <text:p text:style-name="P1"><text:span text:style-name="T5">TicTacToeGame</text:span></text:p>
          <text:p text:style-name="P1"><text:span text:style-name="T6"/></text:p>
          <text:p text:style-name="P2"><text:span text:style-name="T6">+ </text:span><text:span text:style-name="T7">startAIGame()</text:span><text:span text:style-name="T6"> : TicTacToeGame</text:span></text:p>
          <text:p text:style-name="P2"><text:span text:style-name="T3">+ </text:span><text:span text:style-name="T4">startMultiplayerGame(playerName)</text:span><text:span text:style-name="T3"> : TicTacToeGame</text:span></text:p>
          <text:p text:style-name="P2"><text:span text:style-name="T3">+ </text:span><text:span text:style-name="T4">spectate(gameId)</text:span><text:span text:style-name="T3"> : TicTacToeGame</text:span></text:p>
          <text:p text:style-name="P2"><text:span text:style-name="T3">+ </text:span><text:span text:style-name="T4">check(TicTacToeBoard state, TTTMove move)</text:span><text:span text:style-name="T3">: TTTResult</text:span></text:p>
          <text:p text:style-name="P2"><text:span text:style-name="T3">+ </text:span><text:span text:style-name="T4">isFinalState(TicTacToeBoard state)</text:span><text:span text:style-name="T3"> : boolean</text:span></text:p>
          <text:p text:style-name="P2"><text:span text:style-name="T3">+ getHistory() : TTTMove[ ]</text:span></text:p>
          <text:p text:style-name="P2"><text:span text:style-name="T3">+ getSymbolPlayer(TTTPieceType) : TTTPlayer</text:span></text:p>
          <text:p text:style-name="P2"><text:span text:style-name="T3">+ getCurrentBoard() : TicTacToeBoard</text:span></text:p>
          <text:p text:style-name="P2"><text:span text:style-name="T3">+ currentPlayer : TTTPlayer</text:span></text:p>
          <text:p text:style-name="P2"><text:span text:style-name="T3">+ playMove(TTTMove) : TTTResul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6.35cm" svg:height="4.565cm" svg:x="13.192cm" svg:y="9.262cm">
          <text:p text:style-name="P1"><text:span text:style-name="T8">&lt;&lt;interface&gt;&gt;</text:span></text:p>
          <text:p text:style-name="P1"><text:span text:style-name="T5">Game</text:span></text:p>
          <text:p text:style-name="P1"><text:span text:style-name="T6"/></text:p>
          <text:p text:style-name="P2"><text:span text:style-name="T6">+ getGameId : int</text:span></text:p>
          <text:p text:style-name="P2"><text:span text:style-name="T6">+ getGameTypeName() : String</text:span></text:p>
          <text:p text:style-name="P2"><text:span text:style-name="T3">+ getPlayers() : Player[ ]</text:span></text:p>
          <text:p text:style-name="P2"><text:span text:style-name="T3">+ playerJoin(Player)</text:span></text:p>
          <text:p text:style-name="P2"><text:span text:style-name="T3">+ playerLeave(Player)</text:span></text:p>
          <text:p text:style-name="P2"><text:span text:style-name="T3">+ isGameOver() : boolean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4.271cm" svg:y1="17.51cm" svg:x2="16.367cm" svg:y2="13.827cm" draw:start-shape="id1" draw:start-glue-point="0" draw:end-shape="id2" draw:end-glue-point="2" svg:d="M14271 17510v-1842h2096v-1841" svg:viewBox="0 0 2097 3684">
          <text:p/>
        </draw:connector>
        <draw:connector draw:style-name="gr5" draw:layer="layout" svg:x1="14.208cm" svg:y1="5.381cm" svg:x2="16.367cm" svg:y2="9.262cm" draw:start-shape="id3" draw:start-glue-point="1" draw:end-shape="id2" draw:end-glue-point="0" svg:d="M14208 5381h2159v3881" svg:viewBox="0 0 2160 3882">
          <text:p/>
        </draw:connector>
        <draw:custom-shape draw:style-name="gr6" draw:text-style-name="P4" xml:id="id4" draw:id="id4" draw:layer="layout" svg:width="5.278cm" svg:height="2.54cm" svg:x="14.589cm" svg:y="25.384cm">
          <text:p text:style-name="P1"><text:span text:style-name="T5">TTTResult</text:span></text:p>
          <text:p text:style-name="P2"><text:span text:style-name="T6"/></text:p>
          <text:p text:style-name="P2"><text:span text:style-name="T6">+ lastMove: TTTMove</text:span></text:p>
          <text:p text:style-name="P2"><text:span text:style-name="T6">+ permitted: boolean</text:span></text:p>
          <text:p text:style-name="P2"><text:span text:style-name="T6">+ newState: TicTacToeBoard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5" draw:id="id5" draw:layer="layout" svg:width="3.683cm" svg:height="2.54cm" svg:x="10.779cm" svg:y="24.876cm">
          <text:p text:style-name="P1"><text:span text:style-name="T9">TTTMove</text:span></text:p>
          <text:p text:style-name="P1"><text:span text:style-name="T10"/></text:p>
          <text:p text:style-name="P2"><text:span text:style-name="T10">+ TTTPlayer p</text:span></text:p>
          <text:p text:style-name="P2"><text:span text:style-name="T10">+ TTTPiece s</text:span></text:p>
          <text:p text:style-name="P2"><text:span text:style-name="T10">+ Vec2D pos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4.271cm" svg:y1="22.971cm" svg:x2="17.228cm" svg:y2="25.384cm" draw:start-shape="id1" draw:start-glue-point="2" draw:end-shape="id4" svg:d="M14271 22971v1206h2957v1207" svg:viewBox="0 0 2958 2414">
          <text:p/>
        </draw:connector>
        <draw:connector draw:style-name="gr8" draw:text-style-name="P5" draw:layer="layout" svg:x1="14.271cm" svg:y1="22.971cm" svg:x2="12.62cm" svg:y2="24.876cm" draw:start-shape="id1" draw:start-glue-point="2" draw:end-shape="id5" draw:end-glue-point="0" svg:d="M14271 22971v952h-1651v953" svg:viewBox="0 0 1652 1906">
          <text:p/>
        </draw:connector>
        <draw:custom-shape draw:style-name="gr9" draw:text-style-name="P7" xml:id="id6" draw:id="id6" draw:layer="layout" svg:width="5.429cm" svg:height="2.738cm" svg:x="5.064cm" svg:y="23.987cm">
          <text:p text:style-name="P1"><text:span text:style-name="T9">TicTacToeBoard</text:span></text:p>
          <text:p text:style-name="P1"><text:span text:style-name="T10"/></text:p>
          <text:p text:style-name="P2"><text:span text:style-name="T10">- slots:TTTPiece[ ][ ]</text:span></text:p>
          <text:p text:style-name="P2"><text:span text:style-name="T10">+ getSlot(Vec2D pos): TTTPiece</text:span></text:p>
          <text:p text:style-name="P2"><text:span text:style-name="T10">+ getFreeSlots(): Vec2D[ ]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svg:x1="8.874cm" svg:y1="20.24cm" svg:x2="7.778cm" svg:y2="23.987cm" draw:start-shape="id1" draw:start-glue-point="3" draw:end-shape="id6" draw:end-glue-point="0" svg:d="M8874 20240h-1096v3747" svg:viewBox="0 0 1097 3748">
          <text:p/>
        </draw:connector>
        <draw:custom-shape draw:style-name="gr11" draw:text-style-name="P8" xml:id="id8" draw:id="id8" draw:layer="layout" svg:width="6.096cm" svg:height="3.048cm" svg:x="1.508cm" svg:y="9.636cm">
          <text:p text:style-name="P1"><text:span text:style-name="T11">&lt;&lt;interface&gt;&gt;</text:span></text:p>
          <text:p text:style-name="P1"><text:span text:style-name="T11"/></text:p>
          <text:p text:style-name="P1"><text:span text:style-name="T9">Player</text:span></text:p>
          <text:p text:style-name="P1"><text:span text:style-name="T11"/></text:p>
          <text:p text:style-name="P2"><text:span text:style-name="T11">+ getPlayerName() : String</text:span></text:p>
          <text:p text:style-name="P2"><text:span text:style-name="T11">+ notifyMoveMade( )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7" draw:id="id7" draw:layer="layout" svg:width="5.842cm" svg:height="3.048cm" svg:x="1.65cm" svg:y="13.883cm">
          <text:p text:style-name="P1"><text:span text:style-name="T9">HumanPlayer</text:span></text:p>
          <text:p text:style-name="P1"><text:span text:style-name="T11"/></text:p>
          <text:p text:style-name="P2"><text:span text:style-name="T11">+ createHumanPlayer(id) </text:span></text:p>
          <text:p text:style-name="P2"><text:span text:style-name="T11">+ setPlayerName(String)</text:span></text:p>
          <text:p text:style-name="P2"><text:span text:style-name="T11"/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4.571cm" svg:y1="13.883cm" svg:x2="4.556cm" svg:y2="12.684cm" draw:start-shape="id7" draw:start-glue-point="0" draw:end-shape="id8" draw:end-glue-point="2" svg:d="M4571 13883v-599h-15v-600" svg:viewBox="0 0 16 1200">
          <text:p/>
        </draw:connector>
        <draw:frame draw:style-name="gr14" draw:text-style-name="P10" draw:layer="layout" svg:width="17.78cm" svg:height="0.762cm" svg:x="1.635cm" svg:y="1.127cm">
          <draw:text-box>
            <text:p text:style-name="P9"><text:span text:style-name="T12">The abstraction level is the Object model. (Not the API.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quare_20_45" draw:display-name="Square 45" svg:viewBox="0 0 1131 1131" svg:d="M0 564l564 567 567-567-567-564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ashed_20_Proper" style:display-name="Dashed Proper" style:family="graphic" style:parent-style-name="objectwithoutfill">
      <style:graphic-properties draw:stroke="dash" draw:stroke-dash="Dashed_20__28_var_29_" svg:stroke-width="0.051cm" draw:marker-start-width="0.305cm" draw:marker-end="Short_20_line_20_Arrow" draw:marker-end-width="0.406cm" draw:fill="none" draw:fill-gradient-name="Gradient_20_2" draw:fill-hatch-name="Hatching_20_1" draw:fill-image-name="Bitmap_20_1" draw:fill-image-width="0cm" draw:fill-image-height="0cm" draw:textarea-vertical-align="middle" fo:padding-top="0.137cm" fo:padding-bottom="0.137cm" fo:padding-left="0.262cm" fo:padding-right="0.262cm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9T13:51:07.483684000</meta:creation-date>
    <dc:date>2016-01-04T10:12:30.566973000</dc:date>
    <meta:editing-duration>PT1H35M18S</meta:editing-duration>
    <meta:editing-cycles>9</meta:editing-cycles>
    <meta:generator>LibreOffice/5.0.3.2$MacOSX_X86_64 LibreOffice_project/e5f16313668ac592c1bfb310f4390624e3dbfb75</meta:generator>
    <meta:document-statistic meta:object-count="15"/>
  </office:meta>
</office:document-meta>
</file>